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ableColumn34" style:family="table-column">
      <style:table-column-properties style:column-width="1.1444in"/>
    </style:style>
    <style:style style:name="TableColumn35" style:family="table-column">
      <style:table-column-properties style:column-width="1.434in"/>
    </style:style>
    <style:style style:name="TableColumn36" style:family="table-column">
      <style:table-column-properties style:column-width="1.4701in"/>
    </style:style>
    <style:style style:name="TableColumn37" style:family="table-column">
      <style:table-column-properties style:column-width="2.0888in"/>
    </style:style>
    <style:style style:name="Table33" style:family="table">
      <style:table-properties style:width="6.1375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5" style:family="table-row">
      <style:table-row-properties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1" style:family="table-row">
      <style:table-row-properties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list-style-name="LFO1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1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1" style:family="paragraph"/>
    <style:style style:name="P83" style:parent-style-name="Normal" style:list-style-name="LFO1" style:family="paragraph"/>
    <style:style style:name="P84" style:parent-style-name="Normal" style:list-style-name="LFO1" style:family="paragraph"/>
    <style:style style:name="P85" style:parent-style-name="Normal" style:list-style-name="LFO1" style:family="paragraph"/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list-style-name="LFO2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list-style-name="LFO2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2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2" style:family="paragraph"/>
    <style:style style:name="P95" style:parent-style-name="Normal" style:list-style-name="LFO2" style:family="paragraph"/>
    <style:style style:name="P96" style:parent-style-name="Normal" style:list-style-name="LFO2" style:family="paragraph"/>
    <style:style style:name="P97" style:parent-style-name="Normal" style:list-style-name="LFO2" style:family="paragraph"/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Normal" style:list-style-name="LFO3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Normal" style:family="paragraph">
      <style:text-properties fo:language="en" fo:country="US"/>
    </style:style>
    <style:style style:name="P102" style:parent-style-name="Normal" style:list-style-name="LFO3" style:family="paragraph"/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Normal" style:list-style-name="LFO3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IMERA EVALUACION JS</text:p>
      <text:p text:style-name="P2"/>
      <text:p text:style-name="P3">Nombre Estudiante: Axel Castillo Zuniga</text:p>
      <text:p text:style-name="P4">Profesor: Harold Munioz<text:s/></text:p>
      <text:p text:style-name="P5">Parte de Preguntas: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1. ¿Cuál es la diferencia entre let, const y var en JavaScript?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header-rows>
          <table:table-row table:style-name="TableRow38">
            <table:table-cell table:style-name="TableCell39">
              <text:p text:style-name="P40">Característica</text:p>
            </table:table-cell>
            <table:table-cell table:style-name="TableCell41">
              <text:p text:style-name="P42">var</text:p>
            </table:table-cell>
            <table:table-cell table:style-name="TableCell43">
              <text:p text:style-name="P44">let</text:p>
            </table:table-cell>
            <table:table-cell table:style-name="TableCell45">
              <text:p text:style-name="P46">const</text:p>
            </table:table-cell>
          </table:table-row>
        </table:table-header-rows>
        <table:table-row table:style-name="TableRow47">
          <table:table-cell table:style-name="TableCell48">
            <text:p text:style-name="Normal"><text:span text:style-name="T49">Ámbito (scope)</text:span></text:p>
          </table:table-cell>
          <table:table-cell table:style-name="TableCell50">
            <text:p text:style-name="Normal">Funcional (scope de función).</text:p>
          </table:table-cell>
          <table:table-cell table:style-name="TableCell51">
            <text:p text:style-name="Normal">Bloque (block scope).</text:p>
          </table:table-cell>
          <table:table-cell table:style-name="TableCell52">
            <text:p text:style-name="Normal">Bloque (block scope).</text:p>
          </table:table-cell>
        </table:table-row>
        <table:table-row table:style-name="TableRow53">
          <table:table-cell table:style-name="TableCell54">
            <text:p text:style-name="Normal"><text:span text:style-name="T55">Re-declaración</text:span></text:p>
          </table:table-cell>
          <table:table-cell table:style-name="TableCell56">
            <text:p text:style-name="Normal">Permitida en el mismo ámbito.</text:p>
          </table:table-cell>
          <table:table-cell table:style-name="TableCell57">
            <text:p text:style-name="Normal">No permitida en el mismo ámbito.</text:p>
          </table:table-cell>
          <table:table-cell table:style-name="TableCell58">
            <text:p text:style-name="Normal">No permitida en el mismo ámbito.</text:p>
          </table:table-cell>
        </table:table-row>
        <table:table-row table:style-name="TableRow59">
          <table:table-cell table:style-name="TableCell60">
            <text:p text:style-name="Normal"><text:span text:style-name="T61">Inicialización</text:span></text:p>
          </table:table-cell>
          <table:table-cell table:style-name="TableCell62">
            <text:p text:style-name="Normal">Opcional. Se inicializa como undefined si no se asigna valor.</text:p>
          </table:table-cell>
          <table:table-cell table:style-name="TableCell63">
            <text:p text:style-name="Normal">Opcional, pero requiere declaración antes de su uso.</text:p>
          </table:table-cell>
          <table:table-cell table:style-name="TableCell64">
            <text:p text:style-name="Normal">Obligatoria en el momento de la declaración.</text:p>
          </table:table-cell>
        </table:table-row>
        <table:table-row table:style-name="TableRow65">
          <table:table-cell table:style-name="TableCell66">
            <text:p text:style-name="Normal"><text:span text:style-name="T67">Inmutabilidad</text:span></text:p>
          </table:table-cell>
          <table:table-cell table:style-name="TableCell68">
            <text:p text:style-name="Normal">Los valores pueden cambiar.</text:p>
          </table:table-cell>
          <table:table-cell table:style-name="TableCell69">
            <text:p text:style-name="Normal">Los valores pueden cambiar.</text:p>
          </table:table-cell>
          <table:table-cell table:style-name="TableCell70">
            <text:p text:style-name="Normal">Los valores no pueden cambiar, pero si es un objeto o arreglo, se pueden modificar sus propiedades.</text:p>
          </table:table-cell>
        </table:table-row>
        <table:table-row table:style-name="TableRow71">
          <table:table-cell table:style-name="TableCell72">
            <text:p text:style-name="Normal"><text:span text:style-name="T73">Hoisting</text:span></text:p>
          </table:table-cell>
          <table:table-cell table:style-name="TableCell74">
            <text:p text:style-name="Normal">Se eleva al inicio del ámbito y se inicializa como undefined.</text:p>
          </table:table-cell>
          <table:table-cell table:style-name="TableCell75">
            <text:p text:style-name="Normal">Se eleva, pero no está disponible hasta su declaración.</text:p>
          </table:table-cell>
          <table:table-cell table:style-name="TableCell76">
            <text:p text:style-name="Normal">Se eleva, pero no está disponible hasta su declaración.</text:p>
          </table:table-cell>
        </table:table-row>
      </table:table>
      <text:p text:style-name="Normal">Ejemplo:</text:p>
      <text:p text:style-name="Normal">javascript</text:p>
      <text:p text:style-name="Normal">var x = 10; <text:s/><text:s text:c="5"/><text:s/>Re-declarable y con ámbito de función.</text:p>
      <text:p text:style-name="Normal">let y = 20; <text:s/><text:s text:c="6"/><text:s/>No re-declarable, ámbito de bloque.</text:p>
      <text:soft-page-break/>
      <text:p text:style-name="Normal">const z = 30; <text:s/><text:s/>No re-declarable, ámbito de bloque, valor constante.</text:p>
      <text:p text:style-name="Normal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P77">2. ¿Qué es el DOM y cómo interactúa con JavaScript?</text:p>
      <text:list text:style-name="LFO1" text:continue-numbering="true">
        <text:list-item>
          <text:p text:style-name="P78"><text:span text:style-name="T79">Definición</text:span>:<text:line-break/>El DOM (Document Object Model) es una representación en forma de árbol jerárquico de todos los elementos HTML y nodos en un documento web. Permite que los lenguajes de programación, como JavaScript, interactúen con los elementos de una página web.</text:p>
        </text:list-item>
        <text:list-item>
          <text:p text:style-name="P80"><text:span text:style-name="T81">Interacción con JavaScript</text:span>:<text:line-break/>JavaScript puede utilizar el DOM para:</text:p>
          <text:list text:continue-numbering="true">
            <text:list-item>
              <text:p text:style-name="P82">Acceder a elementos HTML.</text:p>
            </text:list-item>
            <text:list-item>
              <text:p text:style-name="P83">Modificar atributos, texto y estilos de los elementos.</text:p>
            </text:list-item>
            <text:list-item>
              <text:p text:style-name="P84">Añadir o eliminar elementos dinámicamente.</text:p>
            </text:list-item>
            <text:list-item>
              <text:p text:style-name="P85">Responder a eventos (como clics o cambios en el teclado).</text:p>
            </text:list-item>
          </text:list>
        </text:list-item>
      </text:list>
      <text:p text:style-name="Normal">Ejemplo de interacción:</text:p>
      <text:p text:style-name="Normal">javascript</text:p>
      <text:p text:style-name="Normal">// Cambiar el texto de un elemento con id "titulo"</text:p>
      <text:p text:style-name="Normal">document.getElementById("titulo").textContent = "Nuevo Título";</text:p>
      <text:p text:style-name="Normal"/>
      <text:p text:style-name="Normal">// Cambiar el color de fondo de un botón</text:p>
      <text:p text:style-name="P86">document.querySelector("button").style.backgroundColor = "blue";</text:p>
      <text:p text:style-name="Normal"><draw:custom-shape svg:x="0in" svg:y="0in" svg:width="45.5104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P87">3. ¿Qué es el almacenamiento local (localStorage) y cómo lo utilizarías en una aplicación web?</text:p>
      <text:list text:style-name="LFO2" text:continue-numbering="true">
        <text:list-item>
          <text:p text:style-name="P88"><text:span text:style-name="T89">Definición</text:span>:<text:line-break/>localStorage es una API del navegador que permite almacenar datos en el cliente (navegador) de forma persistente. Los datos almacenados permanecen incluso si se cierra y vuelve a abrir el navegador.</text:p>
        </text:list-item>
        <text:list-item>
          <text:p text:style-name="P90"><text:span text:style-name="T91">Uso</text:span>:<text:line-break/>Se utiliza para guardar datos como configuraciones de usuario, sesiones o información que necesita persistir entre sesiones.</text:p>
        </text:list-item>
        <text:list-item>
          <text:p text:style-name="P92"><text:span text:style-name="T93">Métodos principales</text:span>:</text:p>
          <text:list text:continue-numbering="true">
            <text:list-item>
              <text:p text:style-name="P94">localStorage.setItem(key, value) → Guarda un valor bajo una clave específica.</text:p>
            </text:list-item>
            <text:list-item>
              <text:p text:style-name="P95">localStorage.getItem(key) → Recupera el valor asociado a una clave.</text:p>
            </text:list-item>
            <text:list-item>
              <text:p text:style-name="P96">localStorage.removeItem(key) → Elimina un elemento por su clave.</text:p>
            </text:list-item>
            <text:list-item>
              <text:p text:style-name="P97">localStorage.clear() → Borra todos los datos almacenados.</text:p>
            </text:list-item>
          </text:list>
        </text:list-item>
      </text:list>
      <text:p text:style-name="Normal">Ejemplo:</text:p>
      <text:p text:style-name="Normal">javascript</text:p>
      <text:p text:style-name="Normal"><text:s/>Guardar datos:</text:p>
      <text:p text:style-name="Normal">localStorage.setItem("nombreUsuario", "Axel Josue");</text:p>
      <text:p text:style-name="Normal"/>
      <text:p text:style-name="Normal"><text:s/>Recuperar datos:</text:p>
      <text:p text:style-name="Normal">let nombre = localStorage.getItem("nombreUsuario");</text:p>
      <text:p text:style-name="Normal">console.log(nombre); <text:s/><text:s text:c="9"/>"Axel Josue"</text:p>
      <text:p text:style-name="Normal"/>
      <text:p text:style-name="Normal">Eliminar un dato:</text:p>
      <text:p text:style-name="Normal">localStorage.removeItem("nombreUsuario");</text:p>
      <text:p text:style-name="Normal"/>
      <text:p text:style-name="Normal"><text:s/>Limpiar todo el almacenamiento:</text:p>
      <text:p text:style-name="Normal">localStorage.clear();</text:p>
      <text:p text:style-name="Normal"><draw:custom-shape svg:x="0in" svg:y="0in" svg:width="45.51042in" svg:height="0.00139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p>
      <text:p text:style-name="P98">4. Explica cómo funciona el método JSON.stringify() y JSON.parse().</text:p>
      <text:list text:style-name="LFO3" text:continue-numbering="true">
        <text:list-item>
          <text:p text:style-name="P99"><text:span text:style-name="T100">JSON.stringify()</text:span>:<text:line-break/>Convierte un objeto o arreglo de JavaScript en una cadena de texto JSON. Esto<text:s/><text:soft-page-break/>es útil para almacenar datos complejos (como objetos o arreglos) en localStorage o enviarlos a un servidor.</text:p>
        </text:list-item>
      </text:list>
      <text:p text:style-name="Normal">Ejemplo:</text:p>
      <text:p text:style-name="Normal">javascript</text:p>
      <text:p text:style-name="Normal">const objeto = { nombre: "Axel", edad: 25 };</text:p>
      <text:p text:style-name="P101">const jsonString = JSON.stringify(objeto);</text:p>
      <text:p text:style-name="Normal">console.log(jsonString); <text:s/>// '{"nombre":"Axel","edad":25}'</text:p>
      <text:list text:style-name="LFO3" text:continue-numbering="true">
        <text:list-item>
          <text:p text:style-name="P102"><text:span text:style-name="T103">JSON.parse()</text:span>:<text:line-break/>Convierte una cadena de texto JSON en un objeto o arreglo de JavaScript. Esto se usa para recuperar datos complejos desde localStorage o procesar respuestas JSON desde un servidor.</text:p>
        </text:list-item>
      </text:list>
      <text:p text:style-name="Normal">Ejemplo:</text:p>
      <text:p text:style-name="Normal">javascript</text:p>
      <text:p text:style-name="Normal">CopiarEditar</text:p>
      <text:p text:style-name="Normal">const jsonString = '{"nombre":"Axel","edad":25}';</text:p>
      <text:p text:style-name="Normal">const objeto = JSON.parse(jsonString);</text:p>
      <text:p text:style-name="Normal">console.log(objeto.nombre); <text:s/><text:s text:c="4"/><text:s/>"Axel"</text:p>
      <text:list text:style-name="LFO3" text:continue-numbering="true">
        <text:list-item>
          <text:p text:style-name="P104"><text:span text:style-name="T105">Uso en conjunto</text:span>:</text:p>
        </text:list-item>
      </text:list>
      <text:p text:style-name="Normal">javascript</text:p>
      <text:p text:style-name="Normal">const usuarios = [{ nombre: "Axel" }, { nombre: "Alejandra" }];</text:p>
      <text:p text:style-name="Normal">const jsonUsuarios = JSON.stringify(usuarios);</text:p>
      <text:p text:style-name="Normal">localStorage.setItem("usuarios", jsonUsuarios);</text:p>
      <text:p text:style-name="Normal"/>
      <text:p text:style-name="Normal">const datosRecuperados = JSON.parse(localStorage.getItem("usuarios"));</text:p>
      <text:p text:style-name="Normal">console.log(datosRecuperados[0].nombre); <text:s/><text:s text:c="4"/><text:s/>"Axel"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xel Castillo Zuñiga</meta:initial-creator>
    <dc:creator>Axel Castillo Zuñiga</dc:creator>
    <meta:creation-date>2025-01-27T16:43:00Z</meta:creation-date>
    <dc:date>2025-01-27T17:16:00Z</dc:date>
    <meta:template xlink:href="Normal" xlink:type="simple"/>
    <meta:editing-cycles>1</meta:editing-cycles>
    <meta:editing-duration>PT1980S</meta:editing-duration>
    <meta:document-statistic meta:page-count="5" meta:paragraph-count="8" meta:word-count="637" meta:character-count="4138" meta:row-count="29" meta:non-whitespace-character-count="3509"/>
  </office:meta>
</office:document-meta>
</file>